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fo:min-height="3.074cm" fo:min-width="6.695cm"/>
    </style:style>
    <style:style style:name="gr2" style:family="graphic" style:parent-style-name="standard">
      <style:graphic-properties draw:fill="solid" draw:fill-color="#ffffff" fo:min-height="3.074cm" fo:min-width="6.537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8cm" fo:min-width="4.357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id="id1" draw:layer="layout" svg:width="7.553cm" svg:height="3.682cm" svg:x="4.608cm" svg:y="6.985cm">
            <text:p>UML 1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id="id2" draw:layer="layout" svg:width="7.395cm" svg:height="3.682cm" svg:x="16.518cm" svg:y="6.985cm">
            <text:p>UML 2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" draw:text-style-name="P1" draw:layer="layout" draw:line-skew="0.617cm" svg:x1="8.384cm" svg:y1="10.667cm" svg:x2="20.215cm" svg:y2="10.667cm" draw:start-shape="id1" draw:start-glue-point="2" draw:end-shape="id2" svg:d="m8384 10667v1270h11831v-1270">
            <text:p/>
          </draw:connector>
          <draw:frame draw:style-name="gr4" draw:layer="layout" svg:width="5.434cm" svg:height="0.962cm" svg:x="5.361cm" svg:y="9.198cm">
            <draw:text-box>
              <text:p>eth0: 192.168.1.1</text:p>
            </draw:text-box>
          </draw:frame>
          <draw:frame draw:style-name="gr4" draw:layer="layout" svg:width="5.434cm" svg:height="2.038cm" svg:x="17.426cm" svg:y="9.198cm">
            <draw:text-box>
              <text:p>eth0: 192.168.1.2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52cm" svg:stroke-color="#000000" draw:marker-start-width="0.533cm" draw:marker-start-center="false" draw:marker-end-width="0.53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30T14:05:41</meta:creation-date>
    <meta:editing-duration>PT00H35M00S</meta:editing-duration>
    <meta:editing-cycles>3</meta:editing-cycles>
    <dc:date>2009-09-30T14:40:33</dc:date>
    <meta:generator>OpenOffice.org/3.0$Unix OpenOffice.org_project/300m15$Build-9379</meta:generator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